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roid Sans Fallback1" svg:font-family="'Droid Sans Fallback'" style:font-pitch="variable"/>
    <style:font-face style:name="Noto Sans Devanagari2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list-style-name="WW8Num1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82894544" text:style-name="WW8Num1">
        <text:list-item>
          <text:p text:style-name="P2">我选择两个场景，一个是工业机器人物体抓取，一个是二级市场自动做市。</text:p>
          <text:list>
            <text:list-item>
              <text:p text:style-name="P1">工业机器人物体抓取：</text:p>
              <text:list>
                <text:list-item>
                  <text:p text:style-name="P1">因为这个问题非常难使用hard code来编写，并且也难以人为给出一个合理的target来训练，并且机器人的行为会对环境造成影响，所以适合使用强化学习来求解。不能使用监督学习，因为难以给出合理的训练target，只能给出明确的reward。不能使用赌博机问题，因为需要连续状态输入。</text:p>
                </text:list-item>
                <text:list-item>
                  <text:p text:style-name="P1">环境是物体位置，机器人状态，机器人本身的物理参数等信息。智能体是机器人本身能够控制的电机等。</text:p>
                </text:list-item>
                <text:list-item>
                  <text:p text:style-name="P1">状态包括物体在空间中的位置，机器人当前各个电机的运行角度和运行速度等。动作为控制机器人各个电机的向量。奖励则是在规定时间内抓取到物体给予正反馈，未抓取到物体给予负反馈。</text:p>
                </text:list-item>
                <text:list-item>
                  <text:p text:style-name="P1">全观测，因为是可控环境，没有随机或者不可控因素。</text:p>
                </text:list-item>
                <text:list-item>
                  <text:p text:style-name="P1">未知。</text:p>
                </text:list-item>
                <text:list-item>
                  <text:p text:style-name="P1">确定性。</text:p>
                </text:list-item>
              </text:list>
            </text:list-item>
            <text:list-item>
              <text:p text:style-name="P1">二级市场自动做市：</text:p>
              <text:list>
                <text:list-item>
                  <text:p text:style-name="P1">首先，做市行为会对市场造成影响，并且这个问题难以人为给出一个最优解。不能使用监督学习，因为行为带来的结果非常随机性，难以给出一个明确的target。不能使用赌博机问题，因为需要连续状态输入。</text:p>
                </text:list-item>
                <text:list-item>
                  <text:p text:style-name="P1">环境是市场其他参与者的行为，自己的持仓以及挂单。智能体是挂撤单行为。</text:p>
                </text:list-item>
                <text:list-item>
                  <text:p text:style-name="P1">状态包括市场深度信息，撮合信息，自己的持仓以及挂单。动作为挂撤单行为。奖励是在一定时间内的盈亏情况。</text:p>
                </text:list-item>
                <text:list-item>
                  <text:p text:style-name="P1">部分观测，因为无法直接观测其他参与者的意图和行为。</text:p>
                </text:list-item>
                <text:list-item>
                  <text:p text:style-name="P1">未知。</text:p>
                </text:list-item>
                <text:list-item>
                  <text:p text:style-name="P1">随机性。</text:p>
                </text:list-item>
              </text:list>
            </text:list-item>
          </text:list>
        </text:list-item>
        <text:list-item>
          <text:p text:style-name="P1">可能会长期陷入局部优化，比如围棋中，只针对一种开局不断训练，而忽略了其他更多的可能性，导致总体棋力很低。是否能充分学习不同策略需要平衡探索和利用的比重。</text:p>
        </text:list-item>
        <text:list-item>
          <text:p text:style-name="P1">贪婪策略如果在训练完成后，在确定性问题中有最好的表现。但是在训练过程中，会导致探索不够而无法找到更好的解，或者在训练完成后，每次都采取相同的行为，而被针对。非贪婪策略会带来更多的不确定性，在学习过程中能够更广地探索，但是可能导致探索深度不够。在确定性问题中，非贪婪策略可能导致行为不稳定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roid Sans Fallback1" svg:font-family="'Droid Sans Fallback'" style:font-pitch="variable"/>
    <style:font-face style:name="Noto Sans Devanagari2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_20__28_user_29_" style:display-name="Numbering Symbols (user)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30:18.632254100</meta:creation-date>
    <dc:date>2018-12-16T22:17:19.619957400</dc:date>
    <meta:editing-cycles>3</meta:editing-cycles>
    <meta:editing-duration>PT5M57S</meta:editing-duration>
    <meta:document-statistic meta:table-count="0" meta:image-count="0" meta:object-count="0" meta:page-count="1" meta:paragraph-count="17" meta:word-count="775" meta:character-count="819" meta:non-whitespace-character-count="818"/>
    <meta:generator>LibreOffice/6.2.1.2$Linux_X86_64 LibreOffice_project/20$Build-2</meta:generator>
  </office:meta>
</office:document-meta>
</file>